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4962.9521077938" calcext:value-type="float">
            <text:p>24.962,95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155.45866666667" calcext:value-type="float">
            <text:p>2.155,46</text:p>
          </table:table-cell>
          <table:table-cell table:style-name="ce14" table:formula="of:=SUM([.H4:.H65])" office:value-type="float" office:value="3285" calcext:value-type="float">
            <text:p>3.285,00</text:p>
          </table:table-cell>
          <table:table-cell table:style-name="ce14" table:formula="of:=SUM([.I4:.I65])" office:value-type="float" office:value="3499.66" calcext:value-type="float">
            <text:p>3.499,66</text:p>
          </table:table-cell>
          <table:table-cell table:style-name="ce14" table:formula="of:=[.E90]" office:value-type="float" office:value="5863.8334411271" calcext:value-type="float">
            <text:p>5.863,83</text:p>
          </table:table-cell>
          <table:table-cell table:style-name="ce39" table:formula="of:=SUM([.K4:.K65])" office:value-type="float" office:value="4500" calcext:value-type="float">
            <text:p>450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 office:value-type="float" office:value="1100" calcext:value-type="float">
            <text:p>1100</text:p>
          </table:table-cell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1500" calcext:value-type="float">
            <text:p>1.500,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26"/>
          <table:table-cell table:style-name="ce34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Kasım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26"/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48.34" calcext:value-type="float">
            <text:p>148,34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31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63]+[.D64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float" office:value="30645" calcext:value-type="float">
            <text:p>30645</text:p>
          </table:table-cell>
          <table:table-cell office:value-type="float" office:value="12" calcext:value-type="float">
            <text:p>12</text:p>
          </table:table-cell>
          <table:table-cell table:formula="of:=[.B81]*[.C81]/100" office:value-type="float" office:value="3677.4" calcext:value-type="float">
            <text:p>3.677,40</text:p>
          </table:table-cell>
          <table:table-cell table:formula="of:=[.D81]+[.B81]" office:value-type="float" office:value="34322.4" calcext:value-type="float">
            <text:p>34.322,4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22.58" calcext:value-type="float">
            <text:p>22,58</text:p>
          </table:table-cell>
          <table:table-cell table:formula="of:=[.B83]*[.C83]/100" office:value-type="float" office:value="5645" calcext:value-type="float">
            <text:p>5.645,00</text:p>
          </table:table-cell>
          <table:table-cell table:formula="of:=[.D83]+[.B83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6.81" calcext:value-type="float">
            <text:p>16,81</text:p>
          </table:table-cell>
          <table:table-cell table:formula="of:=[.B84]*[.C84]/100" office:value-type="float" office:value="4202.5" calcext:value-type="float">
            <text:p>4.202,50</text:p>
          </table:table-cell>
          <table:table-cell table:formula="of:=[.D84]+[.B84]" office:value-type="float" office:value="29202.5" calcext:value-type="float">
            <text:p>29.202,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86]/[.D87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79.558" calcext:value-type="float">
            <text:p>79,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88]*[.D89]" office:value-type="float" office:value="5863.8334411271" calcext:value-type="float">
            <text:p>5.863,8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0"/>
        <table:table-column table:style-name="co11" table:number-columns-repeated="3" table:default-cell-style-name="Default"/>
        <table:table-column table:style-name="co11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38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27"/>
        <table:table-column table:style-name="co11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09:59:20.84625030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1-26T17:13:30.645838409</dc:date>
    <meta:editing-duration>PT14H6M31S</meta:editing-duration>
    <meta:editing-cycles>41</meta:editing-cycles>
    <meta:generator>LibreOffice/7.0.1.2$Linux_X86_64 LibreOffice_project/7cbcfc562f6eb6708b5ff7d7397325de9e764452</meta:generator>
    <meta:document-statistic meta:table-count="6" meta:cell-count="400" meta:object-count="0"/>
  </office:meta>
</office:document-meta>
</file>